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6.112cm" style:rel-column-width="3465*"/>
    </style:style>
    <style:style style:name="Таблица1.B" style:family="table-column">
      <style:table-column-properties style:column-width="12.889cm" style:rel-column-width="7307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0362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Свойства воды: <text:span text:style-name="T3">P</text:span>s=f(<text:span text:style-name="T3">T</text:span>s)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3">C</text:span><text:span text:style-name="T1">и</text:span>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4.369cm" svg:height="1.769cm" draw:z-index="1"><draw:image xlink:href="../images/0362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субмодель, реализующую алгоритм линейной интерполяции функции давления воды на линии насыщения <text:span text:style-name="T3">Ps </text:span>от температуры <text:span text:style-name="T3">Ts</text:span> (на линии насыщения).</text:p>
            <text:p text:style-name="P2"><text:span text:style-name="T2">Примечание</text:span>: страница справки находится в разработке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войства воды: Ts=f(Ps)</dc:title>
    <dc:date>2015-01-19T19:58:51.52</dc:date>
    <meta:generator>OpenOffice/4.1.1$Win32 OpenOffice.org_project/411m6$Build-9775</meta:generator>
    <meta:editing-duration>PT3H33M50S</meta:editing-duration>
    <meta:editing-cycles>83</meta:editing-cycles>
    <meta:document-statistic meta:table-count="1" meta:image-count="2" meta:object-count="0" meta:page-count="1" meta:paragraph-count="8" meta:word-count="39" meta:character-count="276"/>
  </office:meta>
</office:document-meta>
</file>